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6.338cm" fo:min-width="4.818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568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0.568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0.568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center" draw:textarea-vertical-align="top" draw:auto-grow-height="false" fo:min-height="3.108cm" fo:min-width="6.35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fo:min-height="2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8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5eb91e"/>
      <style:paragraph-properties fo:text-align="center" style:writing-mode="lr-tb"/>
    </style:style>
    <style:style style:name="P4" style:family="paragraph">
      <loext:graphic-properties draw:fill-color="#ec9ba4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8cm" svg:height="6.668cm" svg:x="3.222cm" svg:y="7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1.27cm" svg:x="3.54cm" svg:y="8.62cm">
          <text:p text:style-name="P2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445cm" svg:height="1.27cm" svg:x="3.54cm" svg:y="10.207cm">
          <text:p text:style-name="P2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.445cm" svg:height="1.27cm" svg:x="3.54cm" svg:y="11.795cm">
          <text:p text:style-name="P2">Realm 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1" draw:id="id1" draw:layer="layout" svg:width="7.302cm" svg:height="3.81cm" svg:x="9.915cm" svg:y="8.937cm">
          <text:p text:style-name="P2">Vis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9.915cm" svg:y1="10.842cm" svg:x2="7.985cm" svg:y2="9.255cm" draw:start-shape="id1" draw:end-shape="id2" draw:end-glue-point="10" svg:d="M9915 10842c-1447 0-483-1587-1930-1587" svg:viewBox="0 0 1931 1588">
          <text:p/>
        </draw:connector>
        <draw:connector draw:style-name="gr6" draw:text-style-name="P5" draw:layer="layout" draw:type="curve" svg:x1="9.915cm" svg:y1="10.842cm" svg:x2="7.985cm" svg:y2="10.842cm" draw:start-shape="id1" draw:start-glue-point="3" draw:end-shape="id3" draw:end-glue-point="10" svg:d="M9915 10842h-1930" svg:viewBox="0 0 1931 1">
          <text:p/>
        </draw:connector>
        <draw:connector draw:style-name="gr6" draw:text-style-name="P5" draw:layer="layout" draw:type="curve" svg:x1="9.915cm" svg:y1="10.842cm" svg:x2="7.985cm" svg:y2="12.43cm" draw:start-shape="id1" draw:start-glue-point="3" draw:end-shape="id4" draw:end-glue-point="10" svg:d="M9915 10842c-1447 0-483 1588-1930 1588" svg:viewBox="0 0 1931 1589">
          <text:p/>
        </draw:connector>
        <draw:frame draw:style-name="gr7" draw:text-style-name="P6" draw:layer="layout" svg:width="7.619cm" svg:height="2.778cm" svg:x="9.891cm" svg:y="9.927cm">
          <draw:text-box>
            <text:p>Collect transaction data</text:p>
            <text:p>Calculate exchange rate</text:p>
            <text:p>Adjust reserve pool</text:p>
          </draw:text-box>
        </draw:frame>
        <draw:frame draw:style-name="gr8" draw:text-style-name="P6" draw:layer="layout" svg:width="3.81cm" svg:height="1.038cm" svg:x="3.857cm" svg:y="7.264cm">
          <draw:text-box>
            <text:p>Realm Lis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4-04-11T11:10:07.640368559</dc:date>
    <meta:editing-duration>PT13M9S</meta:editing-duration>
    <meta:editing-cycles>6</meta:editing-cycles>
    <meta:generator>LibreOffice/7.6.5.2$Linux_X86_64 LibreOffice_project/60$Build-2</meta:generator>
    <meta:document-statistic meta:object-count="10"/>
  </office:meta>
</office:document-meta>
</file>